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ck_results" table:style-name="ta1">
        <table:shapes>
          <draw:frame draw:z-index="0" draw:style-name="gr1" draw:text-style-name="P1" svg:width="306.16mm" svg:height="137.33mm" svg:x="14.85mm" svg:y="180.62mm">
            <loext:p draw:notify-on-update-of-ranges="Stack_results.A2:Stack_results.A37 Stack_results.C1:Stack_results.C1 Stack_results.C2:Stack_results.C37 Stack_results.D1:Stack_results.D1 Stack_results.D2:Stack_results.D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path size</text:p>
          </table:table-cell>
          <table:table-cell office:value-type="string" calcext:value-type="string">
            <text:p>Time (Random State)</text:p>
          </table:table-cell>
          <table:table-cell office:value-type="string" calcext:value-type="string">
            <text:p>Time(Best Case State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87546" calcext:value-type="float">
            <text:p>0.000087546</text:p>
          </table:table-cell>
          <table:table-cell office:value-type="float" office:value="0.000079554" calcext:value-type="float">
            <text:p>0.000079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0635" calcext:value-type="float">
            <text:p>0.000180635</text:p>
          </table:table-cell>
          <table:table-cell office:value-type="float" office:value="0.000087919" calcext:value-type="float">
            <text:p>0.000087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88643" calcext:value-type="float">
            <text:p>0.000088643</text:p>
          </table:table-cell>
          <table:table-cell office:value-type="float" office:value="0.000111731" calcext:value-type="float">
            <text:p>0.000111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89779" calcext:value-type="float">
            <text:p>0.000089779</text:p>
          </table:table-cell>
          <table:table-cell office:value-type="float" office:value="0.000135486" calcext:value-type="float">
            <text:p>0.000135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0326819" calcext:value-type="float">
            <text:p>0.000326819</text:p>
          </table:table-cell>
          <table:table-cell office:value-type="float" office:value="0.000147682" calcext:value-type="float">
            <text:p>0.000147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000095684" calcext:value-type="float">
            <text:p>0.000095684</text:p>
          </table:table-cell>
          <table:table-cell office:value-type="float" office:value="0.000334714" calcext:value-type="float">
            <text:p>0.000334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97001" calcext:value-type="float">
            <text:p>0.000097001</text:p>
          </table:table-cell>
          <table:table-cell office:value-type="float" office:value="0.000492098" calcext:value-type="float">
            <text:p>0.000492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132629" calcext:value-type="float">
            <text:p>0.00132629</text:p>
          </table:table-cell>
          <table:table-cell office:value-type="float" office:value="0.000701262" calcext:value-type="float">
            <text:p>0.000701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198162" calcext:value-type="float">
            <text:p>0.00198162</text:p>
          </table:table-cell>
          <table:table-cell office:value-type="float" office:value="0.00102037" calcext:value-type="float">
            <text:p>0.0010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194504" calcext:value-type="float">
            <text:p>0.00194504</text:p>
          </table:table-cell>
          <table:table-cell office:value-type="float" office:value="0.00138001" calcext:value-type="float">
            <text:p>0.00138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236243" calcext:value-type="float">
            <text:p>0.00236243</text:p>
          </table:table-cell>
          <table:table-cell office:value-type="float" office:value="0.00171943" calcext:value-type="float">
            <text:p>0.00171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0278941" calcext:value-type="float">
            <text:p>0.00278941</text:p>
          </table:table-cell>
          <table:table-cell office:value-type="float" office:value="0.0016969" calcext:value-type="float">
            <text:p>0.0016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0338771" calcext:value-type="float">
            <text:p>0.00338771</text:p>
          </table:table-cell>
          <table:table-cell office:value-type="float" office:value="0.00189975" calcext:value-type="float">
            <text:p>0.00189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0449822" calcext:value-type="float">
            <text:p>0.00449822</text:p>
          </table:table-cell>
          <table:table-cell office:value-type="float" office:value="0.00250172" calcext:value-type="float">
            <text:p>0.00250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00444476" calcext:value-type="float">
            <text:p>0.00444476</text:p>
          </table:table-cell>
          <table:table-cell office:value-type="float" office:value="0.00323355" calcext:value-type="float">
            <text:p>0.00323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00549958" calcext:value-type="float">
            <text:p>0.00549958</text:p>
          </table:table-cell>
          <table:table-cell office:value-type="float" office:value="0.00417548" calcext:value-type="float">
            <text:p>0.00417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00680899" calcext:value-type="float">
            <text:p>0.00680899</text:p>
          </table:table-cell>
          <table:table-cell office:value-type="float" office:value="0.00539972" calcext:value-type="float">
            <text:p>0.00539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0917923" calcext:value-type="float">
            <text:p>0.00917923</text:p>
          </table:table-cell>
          <table:table-cell office:value-type="float" office:value="0.00540915" calcext:value-type="float">
            <text:p>0.00540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908114" calcext:value-type="float">
            <text:p>0.00908114</text:p>
          </table:table-cell>
          <table:table-cell office:value-type="float" office:value="0.00544882" calcext:value-type="float">
            <text:p>0.0054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10037" calcext:value-type="float">
            <text:p>0.010037</text:p>
          </table:table-cell>
          <table:table-cell office:value-type="float" office:value="0.00536063" calcext:value-type="float">
            <text:p>0.00536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0111601" calcext:value-type="float">
            <text:p>0.0111601</text:p>
          </table:table-cell>
          <table:table-cell office:value-type="float" office:value="0.00533272" calcext:value-type="float">
            <text:p>0.0053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0128546" calcext:value-type="float">
            <text:p>0.0128546</text:p>
          </table:table-cell>
          <table:table-cell office:value-type="float" office:value="0.00537615" calcext:value-type="float">
            <text:p>0.00537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0170417" calcext:value-type="float">
            <text:p>0.0170417</text:p>
          </table:table-cell>
          <table:table-cell office:value-type="float" office:value="0.00538194" calcext:value-type="float">
            <text:p>0.00538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0175451" calcext:value-type="float">
            <text:p>0.0175451</text:p>
          </table:table-cell>
          <table:table-cell office:value-type="float" office:value="0.00548215" calcext:value-type="float">
            <text:p>0.00548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0212161" calcext:value-type="float">
            <text:p>0.0212161</text:p>
          </table:table-cell>
          <table:table-cell office:value-type="float" office:value="0.00533657" calcext:value-type="float">
            <text:p>0.00533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0195111" calcext:value-type="float">
            <text:p>0.0195111</text:p>
          </table:table-cell>
          <table:table-cell office:value-type="float" office:value="0.00539675" calcext:value-type="float">
            <text:p>0.00539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0194284" calcext:value-type="float">
            <text:p>0.0194284</text:p>
          </table:table-cell>
          <table:table-cell office:value-type="float" office:value="0.00534268" calcext:value-type="float">
            <text:p>0.00534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0238981" calcext:value-type="float">
            <text:p>0.0238981</text:p>
          </table:table-cell>
          <table:table-cell office:value-type="float" office:value="0.00536282" calcext:value-type="float">
            <text:p>0.00536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0263172" calcext:value-type="float">
            <text:p>0.0263172</text:p>
          </table:table-cell>
          <table:table-cell office:value-type="float" office:value="0.00542806" calcext:value-type="float">
            <text:p>0.00542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52291" calcext:value-type="float">
            <text:p>0.0252291</text:p>
          </table:table-cell>
          <table:table-cell office:value-type="float" office:value="0.00536498" calcext:value-type="float">
            <text:p>0.00536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0283234" calcext:value-type="float">
            <text:p>0.0283234</text:p>
          </table:table-cell>
          <table:table-cell office:value-type="float" office:value="0.00533903" calcext:value-type="float">
            <text:p>0.00533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0319084" calcext:value-type="float">
            <text:p>0.0319084</text:p>
          </table:table-cell>
          <table:table-cell office:value-type="float" office:value="0.00535362" calcext:value-type="float">
            <text:p>0.00535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.030172" calcext:value-type="float">
            <text:p>0.030172</text:p>
          </table:table-cell>
          <table:table-cell office:value-type="float" office:value="0.00537846" calcext:value-type="float">
            <text:p>0.00537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0382437" calcext:value-type="float">
            <text:p>0.0382437</text:p>
          </table:table-cell>
          <table:table-cell office:value-type="float" office:value="0.0053947" calcext:value-type="float">
            <text:p>0.0053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0450741" calcext:value-type="float">
            <text:p>0.0450741</text:p>
          </table:table-cell>
          <table:table-cell office:value-type="float" office:value="0.0053488" calcext:value-type="float">
            <text:p>0.0053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0423465" calcext:value-type="float">
            <text:p>0.0423465</text:p>
          </table:table-cell>
          <table:table-cell office:value-type="float" office:value="0.00541166" calcext:value-type="float">
            <text:p>0.0054116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verageNumPegs_results" table:style-name="ta1">
        <table:shapes>
          <draw:frame draw:z-index="0" draw:style-name="gr1" draw:text-style-name="P1" svg:width="211.91mm" svg:height="117.4mm" svg:x="89.01mm" svg:y="37.18mm">
            <loext:p draw:notify-on-update-of-ranges="AverageNumPegs_results.A2:AverageNumPegs_results.A37 AverageNumPegs_results.B1:AverageNumPegs_results.B1 AverageNumPegs_results.B2:AverageNumPegs_results.B37 AverageNumPegs_results.C1:AverageNumPegs_results.C1 AverageNumPegs_results.C2:AverageNumPegs_results.C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Average Moves Per Peg (Random case)</text:p>
          </table:table-cell>
          <table:table-cell office:value-type="string" calcext:value-type="string">
            <text:p>Average Moves Per Peg (Best case Stat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1429" calcext:value-type="float">
            <text:p>3.71429</text:p>
          </table:table-cell>
          <table:table-cell office:value-type="float" office:value="1.91667" calcext:value-type="float">
            <text:p>1.91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941" calcext:value-type="float">
            <text:p>3.52941</text:p>
          </table:table-cell>
          <table:table-cell office:value-type="float" office:value="2.0303" calcext:value-type="float">
            <text:p>2.0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2.27907" calcext:value-type="float">
            <text:p>2.279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7037" calcext:value-type="float">
            <text:p>2.37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7895" calcext:value-type="float">
            <text:p>3.57895</text:p>
          </table:table-cell>
          <table:table-cell office:value-type="float" office:value="2.39394" calcext:value-type="float">
            <text:p>2.39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493" calcext:value-type="float">
            <text:p>3.5493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7349" calcext:value-type="float">
            <text:p>3.37349</text:p>
          </table:table-cell>
          <table:table-cell office:value-type="float" office:value="1.72632" calcext:value-type="float">
            <text:p>1.72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20833" calcext:value-type="float">
            <text:p>3.20833</text:p>
          </table:table-cell>
          <table:table-cell office:value-type="float" office:value="1.86486" calcext:value-type="float">
            <text:p>1.86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9655" calcext:value-type="float">
            <text:p>2.89655</text:p>
          </table:table-cell>
          <table:table-cell office:value-type="float" office:value="1.95349" calcext:value-type="float">
            <text:p>1.953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75" calcext:value-type="float">
            <text:p>3.375</text:p>
          </table:table-cell>
          <table:table-cell office:value-type="float" office:value="2.12838" calcext:value-type="float">
            <text:p>2.12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2759" calcext:value-type="float">
            <text:p>3.22759</text:p>
          </table:table-cell>
          <table:table-cell office:value-type="float" office:value="2.2619" calcext:value-type="float">
            <text:p>2.2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6981" calcext:value-type="float">
            <text:p>3.16981</text:p>
          </table:table-cell>
          <table:table-cell office:value-type="float" office:value="2.02128" calcext:value-type="float">
            <text:p>2.02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5057" calcext:value-type="float">
            <text:p>2.85057</text:p>
          </table:table-cell>
          <table:table-cell office:value-type="float" office:value="1.82692" calcext:value-type="float">
            <text:p>1.82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8798" calcext:value-type="float">
            <text:p>3.38798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6667" calcext:value-type="float">
            <text:p>3.86667</text:p>
          </table:table-cell>
          <table:table-cell office:value-type="float" office:value="1.53226" calcext:value-type="float">
            <text:p>1.532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4775" calcext:value-type="float">
            <text:p>3.74775</text:p>
          </table:table-cell>
          <table:table-cell office:value-type="float" office:value="1.41791" calcext:value-type="float">
            <text:p>1.41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47" calcext:value-type="float">
            <text:p>3.8247</text:p>
          </table:table-cell>
          <table:table-cell office:value-type="float" office:value="1.31944" calcext:value-type="float">
            <text:p>1.3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5763" calcext:value-type="float">
            <text:p>3.45763</text:p>
          </table:table-cell>
          <table:table-cell office:value-type="float" office:value="1.23377" calcext:value-type="float">
            <text:p>1.233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129" calcext:value-type="float">
            <text:p>3.6129</text:p>
          </table:table-cell>
          <table:table-cell office:value-type="float" office:value="1.15854" calcext:value-type="float">
            <text:p>1.158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4308" calcext:value-type="float">
            <text:p>3.64308</text:p>
          </table:table-cell>
          <table:table-cell office:value-type="float" office:value="1.09195" calcext:value-type="float">
            <text:p>1.09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8834" calcext:value-type="float">
            <text:p>3.98834</text:p>
          </table:table-cell>
          <table:table-cell office:value-type="float" office:value="1.03261" calcext:value-type="float">
            <text:p>1.032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9474" calcext:value-type="float">
            <text:p>3.89474</text:p>
          </table:table-cell>
          <table:table-cell office:value-type="float" office:value="0.979381" calcext:value-type="float">
            <text:p>0.9793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1163" calcext:value-type="float">
            <text:p>3.71163</text:p>
          </table:table-cell>
          <table:table-cell office:value-type="float" office:value="0.931373" calcext:value-type="float">
            <text:p>0.9313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6309" calcext:value-type="float">
            <text:p>3.46309</text:p>
          </table:table-cell>
          <table:table-cell office:value-type="float" office:value="0.88785" calcext:value-type="float">
            <text:p>0.887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79381" calcext:value-type="float">
            <text:p>3.79381</text:p>
          </table:table-cell>
          <table:table-cell office:value-type="float" office:value="0.848214" calcext:value-type="float">
            <text:p>0.8482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9925" calcext:value-type="float">
            <text:p>3.69925</text:p>
          </table:table-cell>
          <table:table-cell office:value-type="float" office:value="0.811966" calcext:value-type="float">
            <text:p>0.8119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55862" calcext:value-type="float">
            <text:p>3.55862</text:p>
          </table:table-cell>
          <table:table-cell office:value-type="float" office:value="0.778689" calcext:value-type="float">
            <text:p>0.7786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49762" calcext:value-type="float">
            <text:p>3.49762</text:p>
          </table:table-cell>
          <table:table-cell office:value-type="float" office:value="0.748031" calcext:value-type="float">
            <text:p>0.7480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7977" calcext:value-type="float">
            <text:p>3.47977</text:p>
          </table:table-cell>
          <table:table-cell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8937" calcext:value-type="float">
            <text:p>3.28937</text:p>
          </table:table-cell>
          <table:table-cell office:value-type="float" office:value="0.693431" calcext:value-type="float">
            <text:p>0.693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00/00/00</text:date>, <text:time style:data-style-name="N2" text:time-value="19:48:30.33515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9:48:42.064751002</dc:date>
    <meta:editing-duration>PT1H23M55S</meta:editing-duration>
    <meta:editing-cycles>7</meta:editing-cycles>
    <meta:generator>LibreOffice/5.1.6.2$Linux_X86_64 LibreOffice_project/10m0$Build-2</meta:generator>
    <meta:document-statistic meta:table-count="2" meta:cell-count="2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17cm" svg:height="13.734cm" xlink:href=".." xlink:type="simple" chart:class="chart:line" chart:style-name="ch1">
        <chart:legend chart:legend-position="end" svg:x="25.78cm" svg:y="6.319cm" style:legend-expansion="high" chart:style-name="ch2"/>
        <chart:plot-area chart:style-name="ch3" table:cell-range-address="Stack_results.A2:Stack_results.A37 Stack_results.C1:Stack_results.D37" chart:data-source-has-labels="both" svg:x="1.623cm" svg:y="0.274cm" svg:width="23.545cm" svg:height="12.205cm">
          <chartooo:coordinate-region svg:x="2.721cm" svg:y="0.474cm" svg:width="22.26cm" svg:height="11.358cm"/>
          <chart:axis chart:dimension="x" chart:name="primary-x" chart:style-name="ch4" chartooo:axis-type="auto">
            <chartooo:date-scale/>
            <chart:title svg:x="12.147cm" svg:y="12.753cm" chart:style-name="ch5">
              <text:p>Number Of Pegs</text:p>
            </chart:title>
            <chart:categories table:cell-range-address="Stack_results.A2:Stack_results.A37"/>
          </chart:axis>
          <chart:axis chart:dimension="y" chart:name="primary-y" chart:style-name="ch4">
            <chart:title svg:x="0.451cm" svg:y="7.73cm" chart:style-name="ch6">
              <text:p>Computation Time</text:p>
            </chart:title>
            <chart:grid chart:style-name="ch7" chart:class="major"/>
          </chart:axis>
          <chart:series chart:style-name="ch8" chart:values-cell-range-address="Stack_results.C2:Stack_results.C37" chart:label-cell-address="Stack_results.C1:Stack_results.C1" chart:class="chart:line">
            <chart:data-point chart:repeated="36"/>
          </chart:series>
          <chart:series chart:style-name="ch9" chart:values-cell-range-address="Stack_results.D2:Stack_results.D37" chart:label-cell-address="Stack_results.D1:Stack_results.D1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Random State)</text:p>
                <draw:g>
                  <svg:desc>Stack_results.C1:Stack_results.C1</svg:desc>
                </draw:g>
              </table:table-cell>
              <table:table-cell office:value-type="string">
                <text:p>Time(Best Case State)</text:p>
                <draw:g>
                  <svg:desc>Stack_results.D1:Stack_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ack_results.A2:Stack_results.A37</svg:desc>
                </draw:g>
              </table:table-cell>
              <table:table-cell office:value-type="float" office:value="0.000087546">
                <text:p>0.000087546</text:p>
                <draw:g>
                  <svg:desc>Stack_results.C2:Stack_results.C37</svg:desc>
                </draw:g>
              </table:table-cell>
              <table:table-cell office:value-type="float" office:value="0.000079554">
                <text:p>0.000079554</text:p>
                <draw:g>
                  <svg:desc>Stack_results.D2:Stack_results.D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80635">
                <text:p>0.000180635</text:p>
              </table:table-cell>
              <table:table-cell office:value-type="float" office:value="0.000087919">
                <text:p>0.0000879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88643">
                <text:p>0.000088643</text:p>
              </table:table-cell>
              <table:table-cell office:value-type="float" office:value="0.000111731">
                <text:p>0.000111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89779">
                <text:p>0.000089779</text:p>
              </table:table-cell>
              <table:table-cell office:value-type="float" office:value="0.000135486">
                <text:p>0.000135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26819">
                <text:p>0.000326819</text:p>
              </table:table-cell>
              <table:table-cell office:value-type="float" office:value="0.000147682">
                <text:p>0.0001476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95684">
                <text:p>0.000095684</text:p>
              </table:table-cell>
              <table:table-cell office:value-type="float" office:value="0.000334714">
                <text:p>0.0003347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97001">
                <text:p>0.000097001</text:p>
              </table:table-cell>
              <table:table-cell office:value-type="float" office:value="0.000492098">
                <text:p>0.0004920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32629">
                <text:p>0.00132629</text:p>
              </table:table-cell>
              <table:table-cell office:value-type="float" office:value="0.000701262">
                <text:p>0.0007012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98162">
                <text:p>0.00198162</text:p>
              </table:table-cell>
              <table:table-cell office:value-type="float" office:value="0.00102037">
                <text:p>0.001020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94504">
                <text:p>0.00194504</text:p>
              </table:table-cell>
              <table:table-cell office:value-type="float" office:value="0.00138001">
                <text:p>0.00138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36243">
                <text:p>0.00236243</text:p>
              </table:table-cell>
              <table:table-cell office:value-type="float" office:value="0.00171943">
                <text:p>0.001719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78941">
                <text:p>0.00278941</text:p>
              </table:table-cell>
              <table:table-cell office:value-type="float" office:value="0.0016969">
                <text:p>0.0016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38771">
                <text:p>0.00338771</text:p>
              </table:table-cell>
              <table:table-cell office:value-type="float" office:value="0.00189975">
                <text:p>0.001899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49822">
                <text:p>0.00449822</text:p>
              </table:table-cell>
              <table:table-cell office:value-type="float" office:value="0.00250172">
                <text:p>0.002501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444476">
                <text:p>0.00444476</text:p>
              </table:table-cell>
              <table:table-cell office:value-type="float" office:value="0.00323355">
                <text:p>0.003233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49958">
                <text:p>0.00549958</text:p>
              </table:table-cell>
              <table:table-cell office:value-type="float" office:value="0.00417548">
                <text:p>0.004175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80899">
                <text:p>0.00680899</text:p>
              </table:table-cell>
              <table:table-cell office:value-type="float" office:value="0.00539972">
                <text:p>0.005399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17923">
                <text:p>0.00917923</text:p>
              </table:table-cell>
              <table:table-cell office:value-type="float" office:value="0.00540915">
                <text:p>0.005409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908114">
                <text:p>0.00908114</text:p>
              </table:table-cell>
              <table:table-cell office:value-type="float" office:value="0.00544882">
                <text:p>0.005448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037">
                <text:p>0.010037</text:p>
              </table:table-cell>
              <table:table-cell office:value-type="float" office:value="0.00536063">
                <text:p>0.005360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11601">
                <text:p>0.0111601</text:p>
              </table:table-cell>
              <table:table-cell office:value-type="float" office:value="0.00533272">
                <text:p>0.00533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28546">
                <text:p>0.0128546</text:p>
              </table:table-cell>
              <table:table-cell office:value-type="float" office:value="0.00537615">
                <text:p>0.005376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70417">
                <text:p>0.0170417</text:p>
              </table:table-cell>
              <table:table-cell office:value-type="float" office:value="0.00538194">
                <text:p>0.005381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75451">
                <text:p>0.0175451</text:p>
              </table:table-cell>
              <table:table-cell office:value-type="float" office:value="0.00548215">
                <text:p>0.005482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12161">
                <text:p>0.0212161</text:p>
              </table:table-cell>
              <table:table-cell office:value-type="float" office:value="0.00533657">
                <text:p>0.00533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95111">
                <text:p>0.0195111</text:p>
              </table:table-cell>
              <table:table-cell office:value-type="float" office:value="0.00539675">
                <text:p>0.0053967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94284">
                <text:p>0.0194284</text:p>
              </table:table-cell>
              <table:table-cell office:value-type="float" office:value="0.00534268">
                <text:p>0.005342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38981">
                <text:p>0.0238981</text:p>
              </table:table-cell>
              <table:table-cell office:value-type="float" office:value="0.00536282">
                <text:p>0.005362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63172">
                <text:p>0.0263172</text:p>
              </table:table-cell>
              <table:table-cell office:value-type="float" office:value="0.00542806">
                <text:p>0.005428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52291">
                <text:p>0.0252291</text:p>
              </table:table-cell>
              <table:table-cell office:value-type="float" office:value="0.00536498">
                <text:p>0.005364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83234">
                <text:p>0.0283234</text:p>
              </table:table-cell>
              <table:table-cell office:value-type="float" office:value="0.00533903">
                <text:p>0.005339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19084">
                <text:p>0.0319084</text:p>
              </table:table-cell>
              <table:table-cell office:value-type="float" office:value="0.00535362">
                <text:p>0.005353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30172">
                <text:p>0.030172</text:p>
              </table:table-cell>
              <table:table-cell office:value-type="float" office:value="0.00537846">
                <text:p>0.005378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382437">
                <text:p>0.0382437</text:p>
              </table:table-cell>
              <table:table-cell office:value-type="float" office:value="0.0053947">
                <text:p>0.00539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450741">
                <text:p>0.0450741</text:p>
              </table:table-cell>
              <table:table-cell office:value-type="float" office:value="0.0053488">
                <text:p>0.00534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23465">
                <text:p>0.0423465</text:p>
              </table:table-cell>
              <table:table-cell office:value-type="float" office:value="0.00541166">
                <text:p>0.0054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92cm" svg:height="11.741cm" xlink:href=".." xlink:type="simple" chart:class="chart:line" chart:style-name="ch1">
        <chart:legend chart:legend-position="end" svg:x="13.683cm" svg:y="5.123cm" style:legend-expansion="high" chart:style-name="ch2"/>
        <chart:plot-area chart:style-name="ch3" table:cell-range-address="AverageNumPegs_results.A2:AverageNumPegs_results.C37 AverageNumPegs_results.B1:AverageNumPegs_results.C1" chart:data-source-has-labels="both" svg:x="1.434cm" svg:y="0.234cm" svg:width="11.826cm" svg:height="10.292cm">
          <chartooo:coordinate-region svg:x="2.161cm" svg:y="0.433cm" svg:width="11.099cm" svg:height="9.301cm"/>
          <chart:axis chart:dimension="x" chart:name="primary-x" chart:style-name="ch4" chartooo:axis-type="auto">
            <chartooo:date-scale/>
            <chart:title svg:x="6.126cm" svg:y="10.76cm" chart:style-name="ch5">
              <text:p>Number of Pegs</text:p>
            </chart:title>
            <chart:categories table:cell-range-address="AverageNumPegs_results.A2:AverageNumPegs_results.A37"/>
          </chart:axis>
          <chart:axis chart:dimension="y" chart:name="primary-y" chart:style-name="ch4">
            <chart:title svg:x="0.451cm" svg:y="6.707cm" chart:style-name="ch6">
              <text:p>Number of Moves</text:p>
            </chart:title>
            <chart:grid chart:style-name="ch7" chart:class="major"/>
          </chart:axis>
          <chart:series chart:style-name="ch8" chart:values-cell-range-address="AverageNumPegs_results.B2:AverageNumPegs_results.B37" chart:label-cell-address="AverageNumPegs_results.B1:AverageNumPegs_results.B1" chart:class="chart:line">
            <chart:data-point chart:repeated="36"/>
          </chart:series>
          <chart:series chart:style-name="ch9" chart:values-cell-range-address="AverageNumPegs_results.C2:AverageNumPegs_results.C37" chart:label-cell-address="AverageNumPegs_results.C1:AverageNumPegs_results.C1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Moves Per Peg (Random case)</text:p>
                <draw:g>
                  <svg:desc>AverageNumPegs_results.B1:AverageNumPegs_results.B1</svg:desc>
                </draw:g>
              </table:table-cell>
              <table:table-cell office:value-type="string">
                <text:p>Average Moves Per Peg (Best case State)</text:p>
                <draw:g>
                  <svg:desc>AverageNumPegs_results.C1:AverageNumPegs_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verageNumPegs_results.A2:AverageNumPegs_results.A37</svg:desc>
                </draw:g>
              </table:table-cell>
              <table:table-cell office:value-type="float" office:value="0">
                <text:p>0</text:p>
                <draw:g>
                  <svg:desc>AverageNumPegs_results.B2:AverageNumPegs_results.B37</svg:desc>
                </draw:g>
              </table:table-cell>
              <table:table-cell office:value-type="float" office:value="0">
                <text:p>0</text:p>
                <draw:g>
                  <svg:desc>AverageNumPegs_results.C2:AverageNumPegs_results.C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8125">
                <text:p>1.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1429">
                <text:p>3.71429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2941">
                <text:p>3.52941</text:p>
              </table:table-cell>
              <table:table-cell office:value-type="float" office:value="2.0303">
                <text:p>2.0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75">
                <text:p>3.75</text:p>
              </table:table-cell>
              <table:table-cell office:value-type="float" office:value="2.27907">
                <text:p>2.279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.37037">
                <text:p>2.370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57895">
                <text:p>3.57895</text:p>
              </table:table-cell>
              <table:table-cell office:value-type="float" office:value="2.39394">
                <text:p>2.393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5493">
                <text:p>3.5493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37349">
                <text:p>3.37349</text:p>
              </table:table-cell>
              <table:table-cell office:value-type="float" office:value="1.72632">
                <text:p>1.726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20833">
                <text:p>3.20833</text:p>
              </table:table-cell>
              <table:table-cell office:value-type="float" office:value="1.86486">
                <text:p>1.864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89655">
                <text:p>2.89655</text:p>
              </table:table-cell>
              <table:table-cell office:value-type="float" office:value="1.95349">
                <text:p>1.953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75">
                <text:p>3.375</text:p>
              </table:table-cell>
              <table:table-cell office:value-type="float" office:value="2.12838">
                <text:p>2.128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22759">
                <text:p>3.22759</text:p>
              </table:table-cell>
              <table:table-cell office:value-type="float" office:value="2.2619">
                <text:p>2.26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16981">
                <text:p>3.16981</text:p>
              </table:table-cell>
              <table:table-cell office:value-type="float" office:value="2.02128">
                <text:p>2.021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85057">
                <text:p>2.85057</text:p>
              </table:table-cell>
              <table:table-cell office:value-type="float" office:value="1.82692">
                <text:p>1.826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38798">
                <text:p>3.3879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6667">
                <text:p>3.86667</text:p>
              </table:table-cell>
              <table:table-cell office:value-type="float" office:value="1.53226">
                <text:p>1.532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74775">
                <text:p>3.74775</text:p>
              </table:table-cell>
              <table:table-cell office:value-type="float" office:value="1.41791">
                <text:p>1.417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8247">
                <text:p>3.8247</text:p>
              </table:table-cell>
              <table:table-cell office:value-type="float" office:value="1.31944">
                <text:p>1.319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45763">
                <text:p>3.45763</text:p>
              </table:table-cell>
              <table:table-cell office:value-type="float" office:value="1.23377">
                <text:p>1.233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6129">
                <text:p>3.6129</text:p>
              </table:table-cell>
              <table:table-cell office:value-type="float" office:value="1.15854">
                <text:p>1.158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64308">
                <text:p>3.64308</text:p>
              </table:table-cell>
              <table:table-cell office:value-type="float" office:value="1.09195">
                <text:p>1.091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98834">
                <text:p>3.98834</text:p>
              </table:table-cell>
              <table:table-cell office:value-type="float" office:value="1.03261">
                <text:p>1.032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89474">
                <text:p>3.89474</text:p>
              </table:table-cell>
              <table:table-cell office:value-type="float" office:value="0.979381">
                <text:p>0.9793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71163">
                <text:p>3.71163</text:p>
              </table:table-cell>
              <table:table-cell office:value-type="float" office:value="0.931373">
                <text:p>0.9313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46309">
                <text:p>3.46309</text:p>
              </table:table-cell>
              <table:table-cell office:value-type="float" office:value="0.88785">
                <text:p>0.88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79381">
                <text:p>3.79381</text:p>
              </table:table-cell>
              <table:table-cell office:value-type="float" office:value="0.848214">
                <text:p>0.8482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9925">
                <text:p>3.69925</text:p>
              </table:table-cell>
              <table:table-cell office:value-type="float" office:value="0.811966">
                <text:p>0.8119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55862">
                <text:p>3.55862</text:p>
              </table:table-cell>
              <table:table-cell office:value-type="float" office:value="0.778689">
                <text:p>0.7786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49762">
                <text:p>3.49762</text:p>
              </table:table-cell>
              <table:table-cell office:value-type="float" office:value="0.748031">
                <text:p>0.7480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47977">
                <text:p>3.47977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28937">
                <text:p>3.28937</text:p>
              </table:table-cell>
              <table:table-cell office:value-type="float" office:value="0.693431">
                <text:p>0.693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